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1000000014E1E82D889500CB8.gif" manifest:media-type="image/gif"/>
  <manifest:file-entry manifest:full-path="Pictures/10000BA200000295000002959A42E8D59A1BF39C.svg" manifest:media-type="image/svg+xml"/>
  <manifest:file-entry manifest:full-path="Pictures/1000023E000001C2000001C294747C32E906ABC2.svg" manifest:media-type="image/svg+xml"/>
  <manifest:file-entry manifest:full-path="Pictures/100002010000001F0000001FD401C7548C8B0046.png" manifest:media-type="image/png"/>
  <manifest:file-entry manifest:full-path="Pictures/100002010000001500000015BCC67B2AD939F1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weight="bold" officeooo:rsid="00128237" officeooo:paragraph-rsid="00128237" style:font-weight-asian="bold" style:font-weight-complex="bold"/>
    </style:style>
    <style:style style:name="P3" style:family="paragraph" style:parent-style-name="Text_20_body">
      <style:text-properties officeooo:rsid="00128237" officeooo:paragraph-rsid="00128237"/>
    </style:style>
    <style:style style:name="P4" style:family="paragraph" style:parent-style-name="Text_20_body">
      <style:paragraph-properties fo:text-align="start" style:justify-single-word="false"/>
      <style:text-properties officeooo:rsid="00128237" officeooo:paragraph-rsid="0012bc6f"/>
    </style:style>
    <style:style style:name="P5" style:family="paragraph" style:parent-style-name="Text_20_body">
      <style:text-properties fo:font-size="16pt" style:font-size-asian="16pt" style:font-size-complex="16pt"/>
    </style:style>
    <style:style style:name="P6" style:family="paragraph" style:parent-style-name="Text_20_body">
      <style:text-properties fo:font-size="16pt" officeooo:rsid="001d8fb2" officeooo:paragraph-rsid="001d8fb2" style:font-size-asian="16pt" style:font-size-complex="16pt"/>
    </style:style>
    <style:style style:name="P7" style:family="paragraph" style:parent-style-name="Text_20_body">
      <style:paragraph-properties fo:text-align="center" style:justify-single-word="false"/>
      <style:text-properties style:text-line-through-style="none" style:text-line-through-type="none" fo:font-size="18pt" fo:font-weight="bold" officeooo:rsid="00128237" officeooo:paragraph-rsid="00128237" style:font-size-asian="18pt" style:font-weight-asian="bold" style:font-size-complex="18pt" style:font-weight-complex="bold"/>
    </style:style>
    <style:style style:name="P8" style:family="paragraph" style:parent-style-name="Text_20_body">
      <style:text-properties style:text-underline-style="solid" style:text-underline-width="auto" style:text-underline-color="font-color" officeooo:rsid="00128237" officeooo:paragraph-rsid="00128237"/>
    </style:style>
    <style:style style:name="P9" style:family="paragraph" style:parent-style-name="Text_20_body">
      <style:text-properties style:text-underline-style="solid" style:text-underline-width="auto" style:text-underline-color="font-color" officeooo:rsid="00128237" officeooo:paragraph-rsid="0012bc6f"/>
    </style:style>
    <style:style style:name="P10" style:family="paragraph" style:parent-style-name="Text_20_body">
      <style:text-properties style:text-underline-style="solid" style:text-underline-width="auto" style:text-underline-color="font-color" officeooo:rsid="00128237" officeooo:paragraph-rsid="0013c486"/>
    </style:style>
    <style:style style:name="P11" style:family="paragraph" style:parent-style-name="Text_20_body">
      <style:text-properties style:text-underline-style="solid" style:text-underline-width="auto" style:text-underline-color="font-color" officeooo:rsid="00128237" officeooo:paragraph-rsid="0014e693"/>
    </style:style>
    <style:style style:name="P12" style:family="paragraph" style:parent-style-name="Text_20_body">
      <style:text-properties officeooo:rsid="0012bc6f" officeooo:paragraph-rsid="0012bc6f"/>
    </style:style>
    <style:style style:name="P13" style:family="paragraph" style:parent-style-name="Text_20_body">
      <style:paragraph-properties fo:text-align="start" style:justify-single-word="false"/>
      <style:text-properties officeooo:rsid="0012bc6f" officeooo:paragraph-rsid="0012bc6f"/>
    </style:style>
    <style:style style:name="P14" style:family="paragraph" style:parent-style-name="Text_20_body">
      <style:text-properties style:text-underline-style="none" officeooo:rsid="00128237" officeooo:paragraph-rsid="00128237"/>
    </style:style>
    <style:style style:name="P15" style:family="paragraph" style:parent-style-name="Text_20_body">
      <style:text-properties style:text-underline-style="none" officeooo:rsid="0012bc6f" officeooo:paragraph-rsid="0012bc6f"/>
    </style:style>
    <style:style style:name="P16" style:family="paragraph" style:parent-style-name="Text_20_body">
      <style:text-properties style:text-underline-style="none" officeooo:rsid="0013c486" officeooo:paragraph-rsid="0013c486"/>
    </style:style>
    <style:style style:name="P17" style:family="paragraph" style:parent-style-name="Text_20_body">
      <style:text-properties style:text-underline-style="none" officeooo:rsid="0014e693" officeooo:paragraph-rsid="0014e693"/>
    </style:style>
    <style:style style:name="P18" style:family="paragraph" style:parent-style-name="Text_20_body">
      <style:text-properties style:text-underline-style="none" officeooo:rsid="00168c2b" officeooo:paragraph-rsid="00168c2b"/>
    </style:style>
    <style:style style:name="P19" style:family="paragraph" style:parent-style-name="Text_20_body">
      <style:text-properties officeooo:rsid="0013c486" officeooo:paragraph-rsid="0013c486"/>
    </style:style>
    <style:style style:name="P20" style:family="paragraph" style:parent-style-name="Text_20_body">
      <style:text-properties officeooo:paragraph-rsid="0014e693"/>
    </style:style>
    <style:style style:name="P21" style:family="paragraph" style:parent-style-name="Text_20_body">
      <style:text-properties officeooo:rsid="0017e353" officeooo:paragraph-rsid="0017e353"/>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1">
      <style:paragraph-properties fo:margin-top="0cm" fo:margin-bottom="0cm" loext:contextual-spacing="false"/>
    </style:style>
    <style:style style:name="P44" style:family="paragraph" style:parent-style-name="Text_20_body" style:list-style-name="L2">
      <style:paragraph-properties fo:margin-top="0cm" fo:margin-bottom="0cm" loext:contextual-spacing="false"/>
    </style:style>
    <style:style style:name="P45" style:family="paragraph" style:parent-style-name="Text_20_body" style:list-style-name="L3">
      <style:paragraph-properties fo:margin-top="0cm" fo:margin-bottom="0cm" loext:contextual-spacing="false"/>
    </style:style>
    <style:style style:name="P46" style:family="paragraph" style:parent-style-name="Text_20_body" style:list-style-name="L4">
      <style:paragraph-properties fo:margin-top="0cm" fo:margin-bottom="0cm" loext:contextual-spacing="false"/>
    </style:style>
    <style:style style:name="P47" style:family="paragraph" style:parent-style-name="Text_20_body" style:list-style-name="L5">
      <style:paragraph-properties fo:margin-top="0cm" fo:margin-bottom="0cm" loext:contextual-spacing="false"/>
    </style:style>
    <style:style style:name="P48" style:family="paragraph" style:parent-style-name="Text_20_body" style:list-style-name="L6">
      <style:paragraph-properties fo:margin-top="0cm" fo:margin-bottom="0cm" loext:contextual-spacing="false"/>
    </style:style>
    <style:style style:name="P49" style:family="paragraph" style:parent-style-name="Text_20_body" style:list-style-name="L7">
      <style:paragraph-properties fo:margin-top="0cm" fo:margin-bottom="0cm" loext:contextual-spacing="false"/>
    </style:style>
    <style:style style:name="P50" style:family="paragraph" style:parent-style-name="Text_20_body" style:list-style-name="L8">
      <style:paragraph-properties fo:margin-top="0cm" fo:margin-bottom="0cm" loext:contextual-spacing="false"/>
    </style:style>
    <style:style style:name="P51" style:family="paragraph" style:parent-style-name="Text_20_body" style:list-style-name="L9">
      <style:paragraph-properties fo:margin-top="0cm" fo:margin-bottom="0cm" loext:contextual-spacing="false"/>
    </style:style>
    <style:style style:name="P52" style:family="paragraph" style:parent-style-name="Text_20_body" style:list-style-name="L10">
      <style:paragraph-properties fo:margin-top="0cm" fo:margin-bottom="0cm" loext:contextual-spacing="false"/>
    </style:style>
    <style:style style:name="P53" style:family="paragraph" style:parent-style-name="Text_20_body" style:list-style-name="L11">
      <style:paragraph-properties fo:margin-top="0cm" fo:margin-bottom="0cm" loext:contextual-spacing="false"/>
    </style:style>
    <style:style style:name="P54" style:family="paragraph" style:parent-style-name="Text_20_body" style:list-style-name="L12">
      <style:paragraph-properties fo:margin-top="0cm" fo:margin-bottom="0cm" loext:contextual-spacing="false"/>
    </style:style>
    <style:style style:name="P55" style:family="paragraph" style:parent-style-name="Text_20_body" style:list-style-name="L13">
      <style:paragraph-properties fo:margin-top="0cm" fo:margin-bottom="0cm" loext:contextual-spacing="false"/>
    </style:style>
    <style:style style:name="P56" style:family="paragraph" style:parent-style-name="Text_20_body" style:list-style-name="L14">
      <style:paragraph-properties fo:margin-top="0cm" fo:margin-bottom="0cm" loext:contextual-spacing="false"/>
    </style:style>
    <style:style style:name="P57" style:family="paragraph" style:parent-style-name="Text_20_body" style:list-style-name="L15">
      <style:paragraph-properties fo:margin-top="0cm" fo:margin-bottom="0cm" loext:contextual-spacing="false"/>
    </style:style>
    <style:style style:name="P58" style:family="paragraph" style:parent-style-name="Text_20_body" style:list-style-name="L16">
      <style:paragraph-properties fo:margin-top="0cm" fo:margin-bottom="0cm" loext:contextual-spacing="false"/>
    </style:style>
    <style:style style:name="P59" style:family="paragraph" style:parent-style-name="Text_20_body" style:list-style-name="L17">
      <style:paragraph-properties fo:margin-top="0cm" fo:margin-bottom="0cm" loext:contextual-spacing="false"/>
    </style:style>
    <style:style style:name="P60" style:family="paragraph" style:parent-style-name="Text_20_body" style:list-style-name="L18">
      <style:paragraph-properties fo:margin-top="0cm" fo:margin-bottom="0cm" loext:contextual-spacing="false"/>
    </style:style>
    <style:style style:name="P61" style:family="paragraph" style:parent-style-name="Text_20_body" style:list-style-name="L19">
      <style:paragraph-properties fo:margin-top="0cm" fo:margin-bottom="0cm" loext:contextual-spacing="false"/>
    </style:style>
    <style:style style:name="P62" style:family="paragraph" style:parent-style-name="Text_20_body" style:list-style-name="L20">
      <style:paragraph-properties fo:margin-top="0cm" fo:margin-bottom="0cm" loext:contextual-spacing="false"/>
    </style:style>
    <style:style style:name="P63" style:family="paragraph" style:parent-style-name="Text_20_body" style:list-style-name="L21">
      <style:paragraph-properties fo:margin-top="0cm" fo:margin-bottom="0cm" loext:contextual-spacing="false"/>
    </style:style>
    <style:style style:name="P64" style:family="paragraph" style:parent-style-name="Text_20_body" style:list-style-name="L22">
      <style:paragraph-properties fo:margin-top="0cm" fo:margin-bottom="0cm" loext:contextual-spacing="false"/>
    </style:style>
    <style:style style:name="P65" style:family="paragraph" style:parent-style-name="Text_20_body" style:list-style-name="L23">
      <style:paragraph-properties fo:margin-top="0cm" fo:margin-bottom="0cm" loext:contextual-spacing="false"/>
    </style:style>
    <style:style style:name="P66" style:family="paragraph" style:parent-style-name="Text_20_body" style:list-style-name="L25">
      <style:paragraph-properties fo:margin-top="0cm" fo:margin-bottom="0cm" loext:contextual-spacing="false"/>
    </style:style>
    <style:style style:name="P67" style:family="paragraph" style:parent-style-name="Text_20_body" style:list-style-name="L26">
      <style:paragraph-properties fo:margin-top="0cm" fo:margin-bottom="0cm" loext:contextual-spacing="false"/>
    </style:style>
    <style:style style:name="T1" style:family="text">
      <style:text-properties fo:font-weight="bold"/>
    </style:style>
    <style:style style:name="T2" style:family="text">
      <style:text-properties officeooo:rsid="0014e693"/>
    </style:style>
    <style:style style:name="T3" style:family="text">
      <style:text-properties fo:font-weight="normal" style:font-weight-asian="normal" style:font-weight-complex="normal"/>
    </style:style>
    <style:style style:name="T4" style:family="text">
      <style:text-properties fo:font-weight="normal" officeooo:rsid="0014e693" style:font-weight-asian="normal" style:font-weight-complex="normal"/>
    </style:style>
    <style:style style:name="T5" style:family="text">
      <style:text-properties fo:font-weight="normal" officeooo:rsid="001aed23" style:font-weight-asian="normal" style:font-weight-complex="normal"/>
    </style:style>
    <style:style style:name="T6" style:family="text">
      <style:text-properties officeooo:rsid="00168c2b"/>
    </style:style>
    <style:style style:name="T7" style:family="text">
      <style:text-properties officeooo:rsid="001aed23"/>
    </style:style>
    <style:style style:name="T8" style:family="text">
      <style:text-properties officeooo:rsid="001bdd0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jouter des fonctionnalitées</text:p>
      <text:p text:style-name="P5"/>
      <text:p text:style-name="P5"/>
      <text:p text:style-name="P5"/>
      <text:p text:style-name="P5">Rédaction d’une réponse à l’appel d’offre (RAO) </text:p>
      <text:p text:style-name="P3">dossier :</text:p>
      <text:p text:style-name="P3">delais de realisation</text:p>
      <text:p text:style-name="P3">stratégie</text:p>
      <text:p text:style-name="P3">budget previsionnel</text:p>
      <text:p text:style-name="P3">…</text:p>
      <text:p text:style-name="P3"/>
      <text:p text:style-name="P7">structure:</text:p>
      <text:p text:style-name="P2">1.CANDIDATURE</text:p>
      <text:p text:style-name="P8">activités de l’entreprise</text:p>
      <text:p text:style-name="P12">Notre entreprise </text:p>
      <text:p text:style-name="P3"/>
      <text:p text:style-name="P9">compo de l’équipe</text:p>
      <text:p text:style-name="P13">Notre équipe est composée de Margaux Vaissié, Valention Bourg, Alexandre Pourruch et Kevin Madonna, nous sommes quatres professionnels aux spécialités complémentaires qui sauront mener à bien ce projet.</text:p>
      <text:p text:style-name="P4"/>
      <text:p text:style-name="P8">points forts, domaine d’expertise</text:p>
      <text:p text:style-name="P3"/>
      <text:p text:style-name="P3"/>
      <text:p text:style-name="P8">habilité a quelles prestations</text:p>
      <text:p text:style-name="P15">Notre entreprise est habilitée a créer des sites de e-commerce, des intranets, <text:span text:style-name="T6">gérer des bases de données</text:span> <text:span text:style-name="T6">et à les adapter aux besoins spécifiques du client. Dev logiciel</text:span></text:p>
      <text:p text:style-name="P8"/>
      <text:p text:style-name="P8">En quoi possède-t-elle les compétences nécessaires pour répondre efficacement à cet appel d’offre ?</text:p>
      <text:p text:style-name="P15">Nous possédons les compétences nécessaires afin de répondre efficacement à cet appel d’offre. </text:p>
      <text:p text:style-name="P15"><text:soft-page-break/>La cohésion de notre équipe nous permet de réaliser un travail de qualité dans <text:span text:style-name="T7">les délais impartis.</text:span></text:p>
      <text:p text:style-name="P14"/>
      <text:p text:style-name="P8">Références a d’autres projets comme exemple</text:p>
      <text:p text:style-name="P14"/>
      <text:p text:style-name="P8"/>
      <text:p text:style-name="P8"/>
      <text:p text:style-name="P8">2.RAO</text:p>
      <text:p text:style-name="P8">ce qu’on a compris de la demande</text:p>
      <text:p text:style-name="P8"/>
      <text:p text:style-name="P8"/>
      <text:p text:style-name="P8">stratégie pour repondre aux attentes</text:p>
      <text:p text:style-name="P18">Afin de répondre aux attentes de votre appel d’offre,</text:p>
      <text:p text:style-name="P8"/>
      <text:p text:style-name="P11">délai estimé</text:p>
      <text:p text:style-name="P19"><text:span text:style-name="T7">2</text:span> semaines a 35H = <text:span text:style-name="T7">70</text:span>H/pers</text:p>
      <text:p text:style-name="P19">*4 = <text:span text:style-name="T7">280</text:span>H de taff</text:p>
      <text:p text:style-name="P20"><text:span text:style-name="T2">Le délai estimé </text:span><text:bookmark text:name="yui_3_17_2_1_1517413292302_77"/><text:span text:style-name="T2">pour livrer </text:span><text:span text:style-name="T4">le</text:span><text:span text:style-name="T3"> portail de gestion de fonds documentaires et son catalogue public </text:span><text:span text:style-name="T4">est de l’ordre de </text:span><text:span text:style-name="T5">40</text:span><text:span text:style-name="T4"> jour-homme soit </text:span><text:span text:style-name="T5">2</text:span><text:span text:style-name="T4"> semaines de travail à temps plein de l’équipe.</text:span></text:p>
      <text:p text:style-name="P19"/>
      <text:p text:style-name="P10">budget prévisionnel</text:p>
      <text:p text:style-name="P16"><text:span text:style-name="T7">50</text:span>€/H <text:s text:c="5"/><text:span text:style-name="T7">280</text:span>* <text:span text:style-name="T7">~~14000</text:span>€</text:p>
      <text:p text:style-name="P17">Le budget prévisionnel s’élève a 1<text:span text:style-name="T8">40</text:span>00€ pour la réalisation complète du projet, à raison de <text:span text:style-name="T8">50</text:span>€ de l’heure. </text:p>
      <text:p text:style-name="P3"><text:s/></text:p>
      <text:p text:style-name="Text_20_body"/>
      <text:p text:style-name="Text_20_body"/>
      <text:p text:style-name="Text_20_body"/>
      <text:p text:style-name="Text_20_body"/>
      <text:p text:style-name="Text_20_body">Chiffrage du projet et réalisation d’un devis </text:p>
      <text:p text:style-name="Text_20_body"/>
      <text:p text:style-name="P21">CAHIER DES CHARGES</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soft-page-break/></text:h>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soft-page-break/></text:h>
      <text:h text:style-name="Heading_20_3" text:outline-level="3"/>
      <text:h text:style-name="Heading_20_3" text:outline-level="3"/>
      <text:h text:style-name="Heading_20_3" text:outline-level="3"/>
      <text:h text:style-name="Heading_20_3" text:outline-level="3"><text:bookmark text:name="section-1"/>Règles du jeu</text:h>
      <text:p text:style-name="Text_20_body"><draw:frame draw:style-name="fr1" draw:name="Image1" text:anchor-type="as-char" svg:width="1.905cm" svg:height="1.926cm" draw:z-index="0"><draw:image xlink:href="https://moodle.ynov.com/pluginfile.php/29247/course/section/3222/jeu.PNG" xlink:type="simple" xlink:show="embed" xlink:actuate="onLoad"/></draw:frame>Pour mener à bien ce projet, vous devez vous imprégner des différents termes utilisés dans le milieu de la gestion documentaire : notice, document, exemplaire, périodique, catalogage, paniers, circulation, prêt, réservation, auteur, éditeur, collection... Vous choisissez librement les fonctions à intégrer au système. Toutefois, celles présentées ci-après sont obligatoires : </text:p>
      <text:h text:style-name="Heading_20_4" text:outline-level="4">SIGB</text:h>
      <text:list xml:id="list4250772425" text:style-name="L1">
        <text:list-item>
          <text:p text:style-name="P43">Espace sécurisé par un couple utilisateur/mot de passe </text:p>
        </text:list-item>
        <text:list-item>
          <text:p text:style-name="P43">Les utilisateurs doivent être administrables depuis l’interface </text:p>
        </text:list-item>
        <text:list-item>
          <text:p text:style-name="P43">Gestion de notices et des exemplaires associés </text:p>
        </text:list-item>
        <text:list-item>
          <text:p text:style-name="P43">Gestion des autorités : auteurs, éditeurs, fournisseurs, collections,… </text:p>
        </text:list-item>
        <text:list-item>
          <text:p text:style-name="P43">Gestion des emprunteurs </text:p>
        </text:list-item>
        <text:list-item>
          <text:p text:style-name="P43">Gestion de la circulation des prêts, retours, retards, rappels, historique, réservations,… </text:p>
        </text:list-item>
        <text:list-item>
          <text:p text:style-name="P22">Création d’un échantillon suffisant de données pour les tests (cf. Ressources en ligne)</text:p>
        </text:list-item>
      </text:list>
      <text:h text:style-name="Heading_20_4" text:outline-level="4">OPAC</text:h>
      <text:list xml:id="list582096862" text:style-name="L2">
        <text:list-item>
          <text:p text:style-name="P44">Consultation du fonds documentaire </text:p>
        </text:list-item>
        <text:list-item>
          <text:p text:style-name="P44">Recherche </text:p>
        </text:list-item>
        <text:list-item>
          <text:p text:style-name="P23">Bonus : espace « adhérents » (prêts en cours, réservations, profil,…)</text:p>
        </text:list-item>
      </text:list>
      <text:p text:style-name="Text_20_body">Le portail de gestion de fonds documentaires et son catalogue public devront être hébergés sur un serveur virtualisé Linux avec les outils nécessaires au développement de l’application et à la gestion de données.</text:p>
      <text:p text:style-name="Text_20_body">Le travail devra s’effectuer par <text:span text:style-name="T1">groupes de 3 à 4 étudiants</text:span>. Les groupes définis en début de projet resteront inchangés jusqu’au rendu final.</text:p>
      <text:p text:style-name="Text_20_body">Le projet sera divisé en trois phases, détaillées plus bas :</text:p>
      <text:list xml:id="list3246878986" text:style-name="L3">
        <text:list-item>
          <text:p text:style-name="P45"><text:a xlink:type="simple" xlink:href="https://moodle.ynov.com/course/view.php?id=2548#section-3" text:style-name="Internet_20_link" text:visited-style-name="Visited_20_Internet_20_Link">Phase 1 - Réponse Appel d’Offre : Devis, cahier des charges</text:a></text:p>
        </text:list-item>
        <text:list-item>
          <text:p text:style-name="P45"><text:a xlink:type="simple" xlink:href="https://moodle.ynov.com/course/view.php?id=2548#section-4" text:style-name="Internet_20_link" text:visited-style-name="Visited_20_Internet_20_Link">Phase 2 - Analyse et conception</text:a></text:p>
        </text:list-item>
        <text:list-item>
          <text:p text:style-name="P24"><text:a xlink:type="simple" xlink:href="https://moodle.ynov.com/course/view.php?id=2548#section-5" text:style-name="Internet_20_link" text:visited-style-name="Visited_20_Internet_20_Link">Phase 3 - Développement et déploiement</text:a></text:p>
        </text:list-item>
      </text:list>
      <text:list xml:id="list2027072851" text:style-name="L4">
        <text:list-item>
          <text:p text:style-name="P46"><text:bookmark text:name="section-2"/><draw:frame draw:style-name="fr1" draw:name="Image2" text:anchor-type="as-char" svg:width="0.041cm" svg:height="0.041cm" draw:z-index="1"><draw:image xlink:href="Pictures/1000020000000001000000014E1E82D889500CB8.gif" xlink:type="simple" xlink:show="embed" xlink:actuate="onLoad"/></draw:frame></text:p>
        </text:list-item>
      </text:list>
      <text:p text:style-name="Text_20_body"><draw:frame draw:style-name="fr1" draw:name="Image3" text:anchor-type="as-char" svg:width="0.041cm" svg:height="0.041cm" draw:z-index="2"><draw:image xlink:href="Pictures/1000020000000001000000014E1E82D889500CB8.gif" xlink:type="simple" xlink:show="embed" xlink:actuate="onLoad"/></draw:frame></text:p>
      <text:h text:style-name="Heading_20_3" text:outline-level="3"><text:soft-page-break/>Livrables</text:h>
      <text:p text:style-name="Text_20_body"><draw:frame draw:style-name="fr1" draw:name="Image4" text:anchor-type="as-char" svg:width="2.117cm" svg:height="2.074cm" draw:z-index="3"><draw:image xlink:href="https://moodle.ynov.com/pluginfile.php/29247/course/section/3223/livrables_fond_rose.PNG" xlink:type="simple" xlink:show="embed" xlink:actuate="onLoad"/></draw:frame>L’intégralité des développements et des documentations seront à centraliser dans un projet Git, de manière régulière. Chaque étudiant du groupe devra participer à la mise en ligne des ressources (chaque action est nominative et horodatée).<text:line-break/>Avant le début du projet, vous devrez :</text:p>
      <text:list xml:id="list2288377243" text:style-name="L5">
        <text:list-item>
          <text:p text:style-name="P47">Créer un compte sur Github (<text:a xlink:type="simple" xlink:href="https://github.com/" office:target-frame-name="_blank" xlink:show="new" text:style-name="Internet_20_link" text:visited-style-name="Visited_20_Internet_20_Link">https://github.com/</text:a>) </text:p>
        </text:list-item>
        <text:list-item>
          <text:p text:style-name="P25">Activer l'offre « Student Pack » (<text:a xlink:type="simple" xlink:href="https://education.github.com/" office:target-frame-name="_blank" xlink:show="new" text:style-name="Internet_20_link" text:visited-style-name="Visited_20_Internet_20_Link">https://education.github.com/</text:a>)</text:p>
        </text:list-item>
      </text:list>
      <text:list xml:id="list1645585343" text:style-name="L6">
        <text:list-item>
          <text:p text:style-name="P48"><text:bookmark text:name="module-945"/><draw:a xlink:type="simple" xlink:href="https://moodle.ynov.com/mod/assign/view.php?id=945"><draw:frame draw:style-name="fr2" draw:name="Image5" text:anchor-type="as-char" svg:width="0.699cm" svg:height="0.699cm" draw:z-index="4"><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45" text:style-name="Internet_20_link" text:visited-style-name="Visited_20_Internet_20_Link">Accès GitHub Assignment</text:a></text:p>
          <text:p text:style-name="P26"><draw:frame draw:style-name="fr1" draw:name="Image6" text:anchor-type="as-char" svg:width="0.445cm" svg:height="0.445cm" draw:z-index="5"><draw:image xlink:href="Pictures/1000023E000001C2000001C294747C32E906ABC2.svg" xlink:type="simple" xlink:show="embed" xlink:actuate="onLoad"/><draw:image xlink:href="Pictures/100002010000001500000015BCC67B2AD939F1BD.png" xlink:type="simple" xlink:show="embed" xlink:actuate="onLoad"/><svg:title>Not completed: Accès GitHub</svg:title></draw:frame></text:p>
          <text:p text:style-name="P26">Fournir l'adresse du dépôt GitHub correspondant à votre projet pour le vendredi 15 décembre.</text:p>
        </text:list-item>
        <text:list-item>
          <text:p text:style-name="P26"><text:bookmark text:name="module-946"/>À la fin de chaque phase, un livrable sera attendu.</text:p>
        </text:list-item>
      </text:list>
      <text:list xml:id="list1275015645" text:style-name="L7">
        <text:list-item>
          <text:p text:style-name="P49"><text:bookmark text:name="section-3"/><draw:frame draw:style-name="fr1" draw:name="Image7" text:anchor-type="as-char" svg:width="0.041cm" svg:height="0.041cm" draw:z-index="6"><draw:image xlink:href="Pictures/1000020000000001000000014E1E82D889500CB8.gif" xlink:type="simple" xlink:show="embed" xlink:actuate="onLoad"/></draw:frame></text:p>
        </text:list-item>
      </text:list>
      <text:p text:style-name="Text_20_body"><draw:frame draw:style-name="fr1" draw:name="Image8" text:anchor-type="as-char" svg:width="0.041cm" svg:height="0.041cm" draw:z-index="7"><draw:image xlink:href="Pictures/1000020000000001000000014E1E82D889500CB8.gif" xlink:type="simple" xlink:show="embed" xlink:actuate="onLoad"/></draw:frame></text:p>
      <text:h text:style-name="Heading_20_3" text:outline-level="3">Phase 1 : réponse à l’appel d’offre</text:h>
      <text:h text:style-name="Heading_20_4" text:outline-level="4"><draw:frame draw:style-name="fr1" draw:name="Image9" text:anchor-type="as-char" svg:width="2.752cm" svg:height="0.974cm" draw:z-index="8"><draw:image xlink:href="https://moodle.ynov.com/pluginfile.php/29247/course/section/3296/Phases1.PNG" xlink:type="simple" xlink:show="embed" xlink:actuate="onLoad"/></draw:frame>Objectifs</text:h>
      <text:list xml:id="list2506176405" text:style-name="L8">
        <text:list-item>
          <text:p text:style-name="P50">Appréhender le projet et les différentes matières attenantes</text:p>
        </text:list-item>
        <text:list-item>
          <text:p text:style-name="P50">Comprendre le besoin pour en cadrer les fonctionnalités</text:p>
        </text:list-item>
        <text:list-item>
          <text:p text:style-name="P27">Comprendre les différents aspects d’un projet</text:p>
        </text:list-item>
      </text:list>
      <text:p text:style-name="Text_20_body"/>
      <text:h text:style-name="Heading_20_4" text:outline-level="4">Travail à faire et livrables</text:h>
      <text:list xml:id="list2644481662" text:style-name="L9">
        <text:list-item>
          <text:p text:style-name="P51">Rédaction d’une réponse à l’appel d’offre (RAO)</text:p>
        </text:list-item>
        <text:list-item>
          <text:p text:style-name="P28">Chiffrage du projet et réalisation d’un devis</text:p>
        </text:list-item>
      </text:list>
      <text:p text:style-name="Text_20_body">Vous rédigerez une réponse à l'appel d'offre (RAO) avec les diverses fonctionnalités que vous prévoyez. Ce document devra être validé par le maître d'œuvre (MOA) avant de commencer l'analyse et le développement.</text:p>
      <text:list xml:id="list25534236" text:style-name="L10">
        <text:list-item>
          <text:p text:style-name="P52">Remise sur Moodle de deux documents :</text:p>
          <text:list>
            <text:list-item>
              <text:p text:style-name="P52">Le devis du projet</text:p>
            </text:list-item>
            <text:list-item>
              <text:p text:style-name="P52">L’analyse fonctionnelle</text:p>
            </text:list-item>
          </text:list>
        </text:list-item>
        <text:list-item>
          <text:p text:style-name="P29">Date limite de rendu : vendredi 2 février 2018</text:p>
        </text:list-item>
      </text:list>
      <text:list xml:id="list4060257540" text:style-name="L11">
        <text:list-item>
          <text:p text:style-name="P53"><text:bookmark text:name="module-949"/><draw:a xlink:type="simple" xlink:href="https://moodle.ynov.com/mod/assign/view.php?id=949"><draw:frame draw:style-name="fr2" draw:name="Image10" text:anchor-type="as-char" svg:width="0.699cm" svg:height="0.699cm" draw:z-index="9"><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49" text:style-name="Internet_20_link" text:visited-style-name="Visited_20_Internet_20_Link">Livrables Réponse à Appel d'Offre Assignment</text:a></text:p>
          <text:p text:style-name="P30"><draw:frame draw:style-name="fr1" draw:name="Image11" text:anchor-type="as-char" svg:width="0.445cm" svg:height="0.445cm" draw:z-index="10"><draw:image xlink:href="Pictures/1000023E000001C2000001C294747C32E906ABC2.svg" xlink:type="simple" xlink:show="embed" xlink:actuate="onLoad"/><draw:image xlink:href="Pictures/100002010000001500000015BCC67B2AD939F1BD.png" xlink:type="simple" xlink:show="embed" xlink:actuate="onLoad"/><svg:title>Not completed: Livrables Réponse à Appel d'Offre</svg:title></draw:frame></text:p>
        </text:list-item>
      </text:list>
      <text:list xml:id="list2955264884" text:style-name="L12">
        <text:list-item>
          <text:p text:style-name="P54"><text:bookmark text:name="section-4"/><draw:frame draw:style-name="fr1" draw:name="Image12" text:anchor-type="as-char" svg:width="0.041cm" svg:height="0.041cm" draw:z-index="11"><draw:image xlink:href="Pictures/1000020000000001000000014E1E82D889500CB8.gif" xlink:type="simple" xlink:show="embed" xlink:actuate="onLoad"/></draw:frame></text:p>
        </text:list-item>
      </text:list>
      <text:p text:style-name="Text_20_body"><draw:frame draw:style-name="fr1" draw:name="Image13" text:anchor-type="as-char" svg:width="0.041cm" svg:height="0.041cm" draw:z-index="12"><draw:image xlink:href="Pictures/1000020000000001000000014E1E82D889500CB8.gif" xlink:type="simple" xlink:show="embed" xlink:actuate="onLoad"/></draw:frame></text:p>
      <text:h text:style-name="Heading_20_3" text:outline-level="3"><text:soft-page-break/>Phase 2 : modélisation et conception</text:h>
      <text:h text:style-name="Heading_20_4" text:outline-level="4"><draw:frame draw:style-name="fr1" draw:name="Image14" text:anchor-type="as-char" svg:width="2.752cm" svg:height="1.016cm" draw:z-index="13"><draw:image xlink:href="https://moodle.ynov.com/pluginfile.php/29247/course/section/3297/Phases2.PNG" xlink:type="simple" xlink:show="embed" xlink:actuate="onLoad"/></draw:frame>Objectifs</text:h>
      <text:list xml:id="list506202793" text:style-name="L13">
        <text:list-item>
          <text:p text:style-name="P55">Identifier les entités Identifier les relations entre les entités</text:p>
        </text:list-item>
        <text:list-item>
          <text:p text:style-name="P55">Gérer les rôles</text:p>
        </text:list-item>
        <text:list-item>
          <text:p text:style-name="P31">Modéliser les classes et la base de données</text:p>
        </text:list-item>
      </text:list>
      <text:h text:style-name="Heading_20_4" text:outline-level="4"/>
      <text:h text:style-name="Heading_20_4" text:outline-level="4">Travail à faire et livrables</text:h>
      <text:list xml:id="list452345171" text:style-name="L14">
        <text:list-item>
          <text:p text:style-name="P56">Réaliser la modélisation Merise du projet Rédiger le MLD, MCD et MPD</text:p>
        </text:list-item>
        <text:list-item>
          <text:p text:style-name="P56">Créer les différents objets de la base de données</text:p>
        </text:list-item>
        <text:list-item>
          <text:p text:style-name="P32">Planifier les phases de développement</text:p>
        </text:list-item>
      </text:list>
      <text:p text:style-name="Text_20_body">Vous devez réaliser la modélisation Merise de votre projet en rédigeant le MLD, le MCD, puis le MPD. Vous devrez atteindre au minimum la troisième forme normale, voire la forme de Boyce-Codd. Les formes normales suivantes n'ont pas d'intérêt pour ce projet.</text:p>
      <text:p text:style-name="Text_20_body">Une fois votre modélisation terminée, vous pourrez créer les différents objets de la base de données. Pour cela, vous n'utiliserez pas l'interface graphique phpMyAdmin, mais des scripts SQL. L'ensemble des ordres SQL (création de(s) l'utilisateur(s), base(s) de données, table(s), vue(s),…) devra être consigné dans un fichier SQL déposé sur git. L'exécution de ce seul fichier devra créer l'ensemble des objets sur le serveur MySQL.</text:p>
      <text:p text:style-name="Text_20_body"><text:span text:style-name="T1">Bonus :</text:span> un second fichier SQL adapté pour la création des objets équivalents sur une base de données Oracle.</text:p>
      <text:list xml:id="list3183802151" text:style-name="L15">
        <text:list-item>
          <text:p text:style-name="P57">Remise sur Moodle des documents suivants :</text:p>
          <text:list>
            <text:list-item>
              <text:p text:style-name="P57">La modélisation Merise MLD</text:p>
            </text:list-item>
            <text:list-item>
              <text:p text:style-name="P57">La modélisation Merise MCD</text:p>
            </text:list-item>
            <text:list-item>
              <text:p text:style-name="P57">La modélisation Merise MPD</text:p>
            </text:list-item>
            <text:list-item>
              <text:p text:style-name="P57">La modélisation des classes</text:p>
            </text:list-item>
            <text:list-item>
              <text:p text:style-name="P57">Le rétro-planning de la phase suivante (développement et déploiement)</text:p>
            </text:list-item>
          </text:list>
        </text:list-item>
        <text:list-item>
          <text:p text:style-name="P57">Remise sur Git des documents suivants :</text:p>
          <text:list>
            <text:list-item>
              <text:p text:style-name="P57">Ensemble des ordres SQL (fichier versionné sur Git)</text:p>
            </text:list-item>
            <text:list-item>
              <text:p text:style-name="P57">Bonus : ordres SQL adaptés pour la création d’objets équivalents sur une base de données Oracle</text:p>
            </text:list-item>
          </text:list>
        </text:list-item>
        <text:list-item>
          <text:p text:style-name="P33">Date limite de rendu : vendredi 2 mars 2018</text:p>
        </text:list-item>
      </text:list>
      <text:list xml:id="list3609881479" text:style-name="L16">
        <text:list-item>
          <text:p text:style-name="P58"><text:bookmark text:name="module-950"/><draw:a xlink:type="simple" xlink:href="https://moodle.ynov.com/mod/assign/view.php?id=950"><draw:frame draw:style-name="fr2" draw:name="Image15" text:anchor-type="as-char" svg:width="0.699cm" svg:height="0.699cm" draw:z-index="14"><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50" text:style-name="Internet_20_link" text:visited-style-name="Visited_20_Internet_20_Link">Livrables Analyse et conception Assignment</text:a></text:p>
          <text:p text:style-name="P34"><draw:frame draw:style-name="fr1" draw:name="Image16" text:anchor-type="as-char" svg:width="0.445cm" svg:height="0.445cm" draw:z-index="15"><draw:image xlink:href="Pictures/1000023E000001C2000001C294747C32E906ABC2.svg" xlink:type="simple" xlink:show="embed" xlink:actuate="onLoad"/><draw:image xlink:href="Pictures/100002010000001500000015BCC67B2AD939F1BD.png" xlink:type="simple" xlink:show="embed" xlink:actuate="onLoad"/><svg:title>Not completed: Livrables Analyse et conception</svg:title></draw:frame></text:p>
        </text:list-item>
      </text:list>
      <text:list xml:id="list4030864559" text:style-name="L17">
        <text:list-item>
          <text:p text:style-name="P59"><text:bookmark text:name="section-5"/><draw:frame draw:style-name="fr1" draw:name="Image17" text:anchor-type="as-char" svg:width="0.041cm" svg:height="0.041cm" draw:z-index="16"><draw:image xlink:href="Pictures/1000020000000001000000014E1E82D889500CB8.gif" xlink:type="simple" xlink:show="embed" xlink:actuate="onLoad"/></draw:frame></text:p>
        </text:list-item>
      </text:list>
      <text:p text:style-name="Text_20_body"><draw:frame draw:style-name="fr1" draw:name="Image18" text:anchor-type="as-char" svg:width="0.041cm" svg:height="0.041cm" draw:z-index="17"><draw:image xlink:href="Pictures/1000020000000001000000014E1E82D889500CB8.gif" xlink:type="simple" xlink:show="embed" xlink:actuate="onLoad"/></draw:frame></text:p>
      <text:h text:style-name="Heading_20_3" text:outline-level="3"><text:soft-page-break/>Phase 3 : installation d'un serveur Web</text:h>
      <text:h text:style-name="Heading_20_4" text:outline-level="4"><draw:frame draw:style-name="fr1" draw:name="Image19" text:anchor-type="as-char" svg:width="2.752cm" svg:height="0.953cm" draw:z-index="18"><draw:image xlink:href="https://moodle.ynov.com/pluginfile.php/29247/course/section/3298/Phases3.PNG" xlink:type="simple" xlink:show="embed" xlink:actuate="onLoad"/></draw:frame>Objectifs</text:h>
      <text:list xml:id="list73546467" text:style-name="L18">
        <text:list-item>
          <text:p text:style-name="P60">Administrer un serveur</text:p>
        </text:list-item>
        <text:list-item>
          <text:p text:style-name="P35">Migrer d’une solution locale vers une solution à distance</text:p>
        </text:list-item>
      </text:list>
      <text:p text:style-name="Text_20_body"/>
      <text:h text:style-name="Heading_20_4" text:outline-level="4">Travail à faire et livrables</text:h>
      <text:list xml:id="list4204533593" text:style-name="L19">
        <text:list-item>
          <text:p text:style-name="P61">Monter un serveur Web</text:p>
        </text:list-item>
        <text:list-item>
          <text:p text:style-name="P36">Basculer son système local sur l’environnement virtualisé</text:p>
        </text:list-item>
      </text:list>
      <text:p text:style-name="Text_20_body">Vous allez utiliser une machine virtuelle (réalisée avec VirtualBox ou VMWare) sur laquelle vous installerez un système d'exploitation, le serveur Web Apache, l'interpréteur PHP, le système de base de données MySQL, ainsi que divers outils utiles voire indispensables sur un serveur Web.<text:line-break/><text:span text:style-name="Strong_20_Emphasis">N.B. : les logiciels tout-en-un de type "LAMP" ne sont pas autorisés.</text:span></text:p>
      <text:p text:style-name="Text_20_body">Vous choisirez un système d'exploitation libre et gratuit de type Unix (tel qu'une distribution Linux comme Debian, CentOS, Mandriva, openSUSE…). Vous expliquerez, de manière technique, votre choix de distribution en réalisant un tableau comparatif des critères que vous aurez choisi.</text:p>
      <text:p text:style-name="Text_20_body">Lors de l'installation, vous choisirez un partitionnement manuel du disque afin de séparer les points de montage "/" et "/home", ainsi que l'espace d'échange ("swap"). Vous davantage de clarté, vous ferez une représentation graphique du partitionnement de votre disque en expliquant vos choix (taille des partitions, système de fichiers,...).</text:p>
      <text:p text:style-name="P1">N.B. : certaines distributions proposent d'installer des ensembles de paquets pré-configurés (comme par exemple "Serveur Web"). Vous n'utiliserez pas cette fonctionnalité. Vous n'installerez pas l'environnement graphique.</text:p>
      <text:p text:style-name="Text_20_body">Vous installerez ensuite tous les logiciels nécessaires à votre serveur Web. À ce stade, décrivez toutes les étapes que vous avez suivies pour réussir votre installation, ainsi que les tests que vous avez effectués.</text:p>
      <text:p text:style-name="Text_20_body">Voici une liste non exhaustive des applications à installer et configurer : </text:p>
      <text:list xml:id="list2310920751" text:style-name="L20">
        <text:list-item>
          <text:p text:style-name="P62">Serveur Web : Apache2 </text:p>
        </text:list-item>
        <text:list-item>
          <text:p text:style-name="P62">Interpréteur : PHP5 </text:p>
        </text:list-item>
        <text:list-item>
          <text:p text:style-name="P62">Base de données : MySQL </text:p>
        </text:list-item>
        <text:list-item>
          <text:p text:style-name="P62">Serveur FTP (exemple : proftpd) </text:p>
        </text:list-item>
        <text:list-item>
          <text:p text:style-name="P37">Serveur mail (exemple : postfix)</text:p>
        </text:list-item>
      </text:list>
      <text:p text:style-name="Text_20_body">À chaque étape, vous créerez les utilisateurs supplémentaires nécessaires. Afin de commencer à sécuriser votre serveur, vous installerez et configurerez <text:span text:style-name="Source_20_Text">sudo</text:span> avant de désactiver les connexions à SSH avec l'utilisateur "root". Vous créerez également un utilisateur "olibrary" avec un espace personnel dans /home.</text:p>
      <text:p text:style-name="Text_20_body">Apache sera configuré avec des VirtualHosts. L'un d'eux pointera sur le dossier de votre application OLibrary (/home/olibrary/www). Vous rédigerez également une documentation expliquant la mise <text:soft-page-break/>en place des VirtualHosts et leur intérêt, ainsi que les différents principaux paramètres ; une seconde partie portera sur la gestion des utilisateurs Unix, les groupes et les droits.</text:p>
      <text:p text:style-name="Text_20_body">Créez également un utilisateur "phpmyadmin" afin de télécharger (en ligne de commande uniquement, sans gestionnaire de paquets) phpMyAdmin dans le dossier de votre utilisateur. Vous installerez et configurerez l'application dans le dossier /home/phpmyadmin/www et créerez le VirtualHost Apache adapté.</text:p>
      <text:p text:style-name="Text_20_body">Votre client FTP doit être couplé à MySQL afin de pouvoir gérer les utilisateurs et dossiers FTP directement grâce à la base de données. Vous vérifierez que vos utilisateurs FTP sont limités aux dossiers et sous-dossiers choisis (ils ne doivent pas pouvoir remonter la structure des dossiers).</text:p>
      <text:p text:style-name="Text_20_body">À cette étape, vous devriez avoir deux bases de données MySQL (phpymadmin et proftpd).</text:p>
      <text:p text:style-name="Text_20_body"><text:span text:style-name="T1">Bonus : </text:span>afin de sécuriser votre serveur, cherchez des bonnes pratiques, ou programmes (tels que Fail2ban) qui pourraient être utiles et mettez-les en place.</text:p>
      <text:list xml:id="list1883992500" text:style-name="L21">
        <text:list-item>
          <text:p text:style-name="P63">Remise sur Moodle des documents suivants :</text:p>
          <text:list>
            <text:list-item>
              <text:p text:style-name="P63">Une documentation d’installation du serveur Web en français et en anglais</text:p>
            </text:list-item>
            <text:list-item>
              <text:p text:style-name="P63">Les informations d’accès au serveur hébergeant votre solution</text:p>
            </text:list-item>
          </text:list>
        </text:list-item>
        <text:list-item>
          <text:p text:style-name="P38">Date limite de rendu : vendredi 30 mars 2018</text:p>
        </text:list-item>
      </text:list>
      <text:list xml:id="list414696105" text:style-name="L22">
        <text:list-item>
          <text:p text:style-name="P64"><text:bookmark text:name="module-951"/><draw:a xlink:type="simple" xlink:href="https://moodle.ynov.com/mod/assign/view.php?id=951"><draw:frame draw:style-name="fr2" draw:name="Image20" text:anchor-type="as-char" svg:width="0.699cm" svg:height="0.699cm" draw:z-index="19"><draw:image xlink:href="Pictures/10000BA200000295000002959A42E8D59A1BF39C.svg" xlink:type="simple" xlink:show="embed" xlink:actuate="onLoad"/><draw:image xlink:href="Pictures/100002010000001F0000001FD401C7548C8B0046.png" xlink:type="simple" xlink:show="embed" xlink:actuate="onLoad"/><svg:title> </svg:title></draw:frame></draw:a><text:a xlink:type="simple" xlink:href="https://moodle.ynov.com/mod/assign/view.php?id=951" text:style-name="Internet_20_link" text:visited-style-name="Visited_20_Internet_20_Link">Livrables Développement et déploiement Assignment</text:a></text:p>
          <text:p text:style-name="P39"><draw:frame draw:style-name="fr1" draw:name="Image21" text:anchor-type="as-char" svg:width="0.445cm" svg:height="0.445cm" draw:z-index="20"><draw:image xlink:href="Pictures/1000023E000001C2000001C294747C32E906ABC2.svg" xlink:type="simple" xlink:show="embed" xlink:actuate="onLoad"/><draw:image xlink:href="Pictures/100002010000001500000015BCC67B2AD939F1BD.png" xlink:type="simple" xlink:show="embed" xlink:actuate="onLoad"/><svg:title>Not completed: Livrables Développement et déploiement</svg:title></draw:frame></text:p>
        </text:list-item>
      </text:list>
      <text:list xml:id="list3563959362" text:style-name="L23">
        <text:list-item>
          <text:p text:style-name="P65"><text:bookmark text:name="section-6"/><draw:frame draw:style-name="fr1" draw:name="Image22" text:anchor-type="as-char" svg:width="0.041cm" svg:height="0.041cm" draw:z-index="21"><draw:image xlink:href="Pictures/1000020000000001000000014E1E82D889500CB8.gif" xlink:type="simple" xlink:show="embed" xlink:actuate="onLoad"/></draw:frame></text:p>
        </text:list-item>
      </text:list>
      <text:p text:style-name="Text_20_body"><draw:frame draw:style-name="fr1" draw:name="Image23" text:anchor-type="as-char" svg:width="0.041cm" svg:height="0.041cm" draw:z-index="22"><draw:image xlink:href="Pictures/1000020000000001000000014E1E82D889500CB8.gif" xlink:type="simple" xlink:show="embed" xlink:actuate="onLoad"/></draw:frame></text:p>
      <text:h text:style-name="Heading_20_3" text:outline-level="3">Phase 4 : développement de l'application</text:h>
      <text:h text:style-name="Heading_20_4" text:outline-level="4"><draw:frame draw:style-name="fr1" draw:name="Image24" text:anchor-type="as-char" svg:width="2.752cm" svg:height="0.953cm" draw:z-index="23"><draw:image xlink:href="https://moodle.ynov.com/pluginfile.php/29247/course/section/3300/Phases4.PNG" xlink:type="simple" xlink:show="embed" xlink:actuate="onLoad"/></draw:frame>Objectifs</text:h>
      <text:list xml:id="list3182779584" text:style-name="L24">
        <text:list-item>
          <text:p text:style-name="P40">Mettre en pratique les langages Web</text:p>
        </text:list-item>
      </text:list>
      <text:p text:style-name="Text_20_body"/>
      <text:h text:style-name="Heading_20_4" text:outline-level="4">Travail à faire et livrables</text:h>
      <text:list xml:id="list1808011332" text:style-name="L25">
        <text:list-item>
          <text:p text:style-name="P66">Développer le système en utilisant les langages HTML, CSS et PHP</text:p>
        </text:list-item>
        <text:list-item>
          <text:p text:style-name="P66">Utiliser au moins un des langages suivants : jQuery, JavaScript, Ajax, fonctionnalités particulières de HTML5</text:p>
        </text:list-item>
        <text:list-item>
          <text:p text:style-name="P41">Utiliser un framework CSS</text:p>
        </text:list-item>
      </text:list>
      <text:p text:style-name="Text_20_body">Le SIGB et l'OPAC devront être développés en PHP. Vous utiliserez également les langages HTML, CSS et au moins un des langages suivants : jQuery, javascript, AJAX, fonctionnalités particulières de HTML5.</text:p>
      <text:p text:style-name="Text_20_body">L’ensemble du projet devra être déposé, au fur et à mesure de l’avancée, dans un projet Git.</text:p>
      <text:list xml:id="list2010404841" text:style-name="L26">
        <text:list-item>
          <text:p text:style-name="P67">Remise sur Moodle des documents suivants :</text:p>
          <text:list>
            <text:list-item>
              <text:p text:style-name="P67">Une archive contenant l'ensemble du code source de votre projet (export de la branche master de votre projet git)</text:p>
            </text:list-item>
          </text:list>
        </text:list-item>
        <text:list-item>
          <text:p text:style-name="P67"><text:soft-page-break/>Remise sur Git de l'ensemble des sources du projet</text:p>
        </text:list-item>
        <text:list-item>
          <text:p text:style-name="P42">Date limite de rendu : vendredi 11 mai 2018</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6:42:14.791000000</meta:creation-date>
    <dc:date>2018-02-01T08:53:48.040000000</dc:date>
    <meta:editing-duration>PT2H24M10S</meta:editing-duration>
    <meta:editing-cycles>10</meta:editing-cycles>
    <meta:generator>LibreOffice/5.3.7.2$Windows_X86_64 LibreOffice_project/6b8ed514a9f8b44d37a1b96673cbbdd077e24059</meta:generator>
    <meta:document-statistic meta:table-count="0" meta:image-count="24" meta:object-count="0" meta:page-count="11" meta:paragraph-count="154" meta:word-count="1664" meta:character-count="10544" meta:non-whitespace-character-count="9069"/>
  </office:meta>
</office:document-meta>
</file>